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1729in" table:align="left"/>
    </style:style>
    <style:style style:name="Table1.A" style:family="table-column">
      <style:table-column-properties style:column-width="0.6938in"/>
    </style:style>
    <style:style style:name="Table1.B" style:family="table-column">
      <style:table-column-properties style:column-width="1.0417in"/>
    </style:style>
    <style:style style:name="Table1.C" style:family="table-column">
      <style:table-column-properties style:column-width="1.1611in"/>
    </style:style>
    <style:style style:name="Table1.D" style:family="table-column">
      <style:table-column-properties style:column-width="1.0889in"/>
    </style:style>
    <style:style style:name="Table1.E" style:family="table-column">
      <style:table-column-properties style:column-width="1.0451in"/>
    </style:style>
    <style:style style:name="Table1.F" style:family="table-column">
      <style:table-column-properties style:column-width="1.142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style:paragraph-properties fo:text-align="center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font-size="10pt"/>
    </style:style>
    <style:style style:name="P9" style:family="paragraph" style:parent-style-name="Standard"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text-position="0% 100%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5" style:family="paragraph" style:parent-style-name="Standard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-0.6146in" fo:margin-right="0in" fo:text-indent="0in" style:auto-text-indent="false"/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-0.0055in" fo:margin-right="0in" fo:text-indent="0in" style:auto-text-indent="false"/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-0.0055in" fo:margin-right="0in" fo:text-indent="0in" style:auto-text-indent="false"/>
      <style:text-properties style:text-position="sub 58%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text-position="sub 58%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654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3307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957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66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8264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9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1571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32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4874in" text:min-label-width="0.25in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draw:fill="solid" draw:fill-color="#ffffff" draw:textarea-vertical-align="middle" draw:auto-grow-height="false" fo:min-height="0.5201in" fo:min-width="0.346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marker-start-width="0.1in" draw:marker-end="Arrowheads_20_1" draw:marker-end-width="0.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draw:fill="solid" draw:fill-color="#ffffff" draw:textarea-horizontal-align="justify" draw:textarea-vertical-align="middle" draw:auto-grow-height="false" fo:min-height="0in" fo:min-width="0in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draw:marker-start-width="0.0799in" draw:marker-end="Arrowheads_20_1" draw:marker-end-width="0.079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draw:marker-start-width="0.05in" draw:marker-end="Arrowheads_20_1" draw:marker-end-width="0.05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-width="0.0402in" draw:marker-end="Arrowheads_20_1" draw:marker-end-width="0.0402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in" draw:marker-start-width="0.05in" draw:marker-end="Arrowheads_20_1" draw:marker-end-width="0.05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style-name="gr1" draw:text-style-name="P2" svg:x1="1.8075in" svg:y1="3.9535in" svg:x2="1.7555in" svg:y2="3.9535in"><text:p/></draw:line>HWClass 7 March 2007 12:30</text:p>
      <text:p text:style-name="P3"/>
      <text:p text:style-name="P4">Chapter under misc – classes -&gt; HW</text:p>
      <text:list text:style-name="L1">
        <text:list-item>
          <text:list>
            <text:list-header>
              <text:p text:style-name="P5"><text:s text:c="24"/>– a bite <text:s/>for each day</text:p>
            </text:list-header>
          </text:list>
        </text:list-item>
      </text:list>
      <text:p text:style-name="P4"/>
      <text:p text:style-name="P6">Instruction Set Architecture</text:p>
      <text:p text:style-name="P6"/>
      <text:p text:style-name="P7">Determine – the width of the instruction format</text:p>
      <text:p text:style-name="P7"><text:s text:c="59"/>multiple of 8 – depends on memory.</text:p>
      <text:p text:style-name="P7"><draw:custom-shape text:anchor-type="paragraph" draw:z-index="1" draw:style-name="gr2" draw:text-style-name="P8" svg:width="0.5315in" svg:height="0.3232in" svg:x="0.2508in" svg:y="0.0189in"><text:p text:style-name="P2"><text:span text:style-name="T1">Proc</text:span></text:p><draw:enhanced-geometry svg:viewBox="0 0 21600 21600" draw:type="rectangle" draw:enhanced-path="M 0 0 L 21600 0 21600 21600 0 21600 0 0 Z N"/></draw:custom-shape><draw:custom-shape text:anchor-type="paragraph" draw:z-index="3" draw:style-name="gr3" draw:text-style-name="P2" svg:width="0.1335in" svg:height="0.3232in" svg:x="1.4484in" svg:y="0.0083in"><text:p/><draw:enhanced-geometry svg:viewBox="0 0 21600 21600" draw:type="rectangle" draw:enhanced-path="M 0 0 L 21600 0 21600 21600 0 21600 0 0 Z N"/></draw:custom-shape><draw:line text:anchor-type="paragraph" draw:z-index="4" draw:style-name="gr1" draw:text-style-name="P2" svg:x1="1.4484in" svg:y1="0.039in" svg:x2="1.5819in" svg:y2="0.039in"><text:p/></draw:line><draw:line text:anchor-type="paragraph" draw:z-index="7" draw:style-name="gr1" draw:text-style-name="P2" svg:x1="1.4484in" svg:y1="0.15in" svg:x2="1.5819in" svg:y2="0.15in"><text:p/></draw:line><draw:line text:anchor-type="paragraph" draw:z-index="8" draw:style-name="gr1" draw:text-style-name="P2" svg:x1="1.4484in" svg:y1="0.189in" svg:x2="1.5819in" svg:y2="0.189in"><text:p/></draw:line><draw:line text:anchor-type="paragraph" draw:z-index="9" draw:style-name="gr1" draw:text-style-name="P2" svg:x1="1.4484in" svg:y1="0.228in" svg:x2="1.5819in" svg:y2="0.228in"><text:p/></draw:line><draw:line text:anchor-type="paragraph" draw:z-index="10" draw:style-name="gr1" draw:text-style-name="P2" svg:x1="1.4484in" svg:y1="0.261in" svg:x2="1.5819in" svg:y2="0.261in"><text:p/></draw:line><draw:line text:anchor-type="paragraph" draw:z-index="11" draw:style-name="gr1" draw:text-style-name="P2" svg:x1="1.4484in" svg:y1="0.2945in" svg:x2="1.5819in" svg:y2="0.2945in"><text:p/></draw:line><draw:line text:anchor-type="paragraph" draw:z-index="13" draw:style-name="gr1" draw:text-style-name="P2" svg:x1="1.172in" svg:y1="0.1181in" svg:x2="1.0736in" svg:y2="0.2165in"><text:p/></draw:line></text:p>
      <text:p text:style-name="P4"><draw:custom-shape text:anchor-type="paragraph" draw:z-index="2" draw:style-name="gr2" draw:text-style-name="P8" svg:width="0.5315in" svg:height="0.3232in" svg:x="1.5819in" svg:y="-0.1535in"><text:p text:style-name="P2"><text:span text:style-name="T1">Mem</text:span></text:p><draw:enhanced-geometry svg:viewBox="0 0 21600 21600" draw:type="rectangle" draw:enhanced-path="M 0 0 L 21600 0 21600 21600 0 21600 0 0 Z N"/></draw:custom-shape><draw:line text:anchor-type="paragraph" draw:z-index="5" draw:style-name="gr1" draw:text-style-name="P2" svg:x1="1.4484in" svg:y1="-0.0835in" svg:x2="1.5819in" svg:y2="-0.0835in"><text:p/></draw:line><draw:line text:anchor-type="paragraph" draw:z-index="6" draw:style-name="gr1" draw:text-style-name="P2" svg:x1="1.4484in" svg:y1="-0.05in" svg:x2="1.5819in" svg:y2="-0.05in"><text:p/></draw:line><draw:line text:anchor-type="paragraph" draw:z-index="12" draw:style-name="gr1" draw:text-style-name="P2" svg:x1="0.7819in" svg:y1="0.0083in" svg:x2="1.4484in" svg:y2="0.0083in"><text:p/></draw:line> <text:s text:c="21"/><text:span text:style-name="T2">256</text:span></text:p>
      <text:p text:style-name="P9"><text:s text:c="50"/>32</text:p>
      <text:p text:style-name="P9"/>
      <text:p text:style-name="P10"><draw:line text:anchor-type="paragraph" draw:z-index="14" draw:style-name="gr1" draw:text-style-name="P2" svg:x1="0.1409in" svg:y1="0.072in" svg:x2="0.2193in" svg:y2="0.072in"><text:p/></draw:line><draw:line text:anchor-type="paragraph" draw:z-index="15" draw:style-name="gr1" draw:text-style-name="P2" svg:x1="0.178in" svg:y1="0.0472in" svg:x2="0.178in" svg:y2="0.0528in"><text:p/></draw:line><draw:line text:anchor-type="paragraph" draw:z-index="16" draw:style-name="gr1" draw:text-style-name="P2" svg:x1="0.178in" svg:y1="0.0972in" svg:x2="0.178in" svg:y2="0.1028in"><text:p/></draw:line>2<text:span text:style-name="T3">8</text:span><text:span text:style-name="T4"> <text:s text:c="2"/></text:span><text:span text:style-name="T3"><text:s/></text:span><text:span text:style-name="T4">2</text:span><text:span text:style-name="T3">5 <text:s/></text:span><text:span text:style-name="T4">= 2</text:span><text:span text:style-name="T3">8-5 </text:span><text:span text:style-name="T4">= 2</text:span><text:span text:style-name="T3">3 </text:span><text:span text:style-name="T4">= 8</text:span></text:p>
      <text:p text:style-name="P11"/>
      <text:p text:style-name="P12"/>
      <text:p text:style-name="P12"/>
      <text:p text:style-name="P12"/>
      <text:p text:style-name="P12"><text:s text:c="3"/>Table 1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3">code</text:p>
          </table:table-cell>
          <table:table-cell table:style-name="Table1.A1" office:value-type="string">
            <text:p text:style-name="P13">br cond</text:p>
          </table:table-cell>
          <table:table-cell table:style-name="Table1.A1" table:number-columns-spanned="2" office:value-type="string">
            <text:p text:style-name="P13">Cond code</text:p>
          </table:table-cell>
          <table:covered-table-cell/>
          <table:table-cell table:style-name="Table1.E1" table:number-columns-spanned="2" office:value-type="string">
            <text:p text:style-name="P13">offset</text:p>
          </table:table-cell>
          <table:covered-table-cell/>
        </table:table-row>
        <table:table-row>
          <table:table-cell table:style-name="Table1.A2" office:value-type="string">
            <text:p text:style-name="P14">00</text:p>
          </table:table-cell>
          <table:table-cell table:style-name="Table1.A2" office:value-type="string">
            <text:p text:style-name="P14">BR</text:p>
          </table:table-cell>
          <table:table-cell table:style-name="Table1.A2" table:number-columns-spanned="2" office:value-type="string">
            <text:p text:style-name="P14">Address</text:p>
          </table:table-cell>
          <table:covered-table-cell/>
          <table:table-cell table:style-name="Table1.E2" table:number-columns-spanned="2" office:value-type="string">
            <text:p text:style-name="P14">offset</text:p>
          </table:table-cell>
          <table:covered-table-cell/>
        </table:table-row>
        <table:table-row>
          <table:table-cell table:style-name="Table1.A2" office:value-type="string">
            <text:p text:style-name="P14">01</text:p>
          </table:table-cell>
          <table:table-cell table:style-name="Table1.A2" office:value-type="string">
            <text:p text:style-name="P14">Mem</text:p>
          </table:table-cell>
          <table:table-cell table:style-name="Table1.A2" office:value-type="string">
            <text:p text:style-name="P14">R/W</text:p>
          </table:table-cell>
          <table:table-cell table:style-name="Table1.A2" office:value-type="string">
            <text:p text:style-name="P14">reg</text:p>
          </table:table-cell>
          <table:table-cell table:style-name="Table1.E2" table:number-columns-spanned="2" office:value-type="string">
            <text:p text:style-name="P14">addr</text:p>
          </table:table-cell>
          <table:covered-table-cell/>
        </table:table-row>
        <table:table-row>
          <table:table-cell table:style-name="Table1.A2" office:value-type="string">
            <text:p text:style-name="P14">10</text:p>
          </table:table-cell>
          <table:table-cell table:style-name="Table1.A2" office:value-type="string">
            <text:p text:style-name="P14">ALU</text:p>
          </table:table-cell>
          <table:table-cell table:style-name="Table1.A2" office:value-type="string">
            <text:p text:style-name="P14">Alu opcode</text:p>
          </table:table-cell>
          <table:table-cell table:style-name="Table1.A2" office:value-type="string">
            <text:p text:style-name="P14">srca</text:p>
          </table:table-cell>
          <table:table-cell table:style-name="Table1.A2" office:value-type="string">
            <text:p text:style-name="P14">srcb</text:p>
          </table:table-cell>
          <table:table-cell table:style-name="Table1.E2" office:value-type="string">
            <text:p text:style-name="P14">dest</text:p>
          </table:table-cell>
        </table:table-row>
      </table:table>
      <text:p text:style-name="P12"/>
      <text:p text:style-name="P15">pc=</text:p>
      <text:p text:style-name="P15">pc=pc+offset</text:p>
      <text:p text:style-name="P15">r/w &lt;- enum <text:s text:c="3"/>1. wr <text:s text:c="2"/>mem[a]=rf[reg]</text:p>
      <text:p text:style-name="P15"><text:s text:c="24"/>2. rd <text:s text:c="3"/>rf[reg]=mem[a] <text:s text:c="42"/>pipeline</text:p>
      <text:p text:style-name="P15"><draw:custom-shape text:anchor-type="paragraph" draw:z-index="23" draw:style-name="gr4" draw:text-style-name="P2" svg:width="0.3598in" svg:height="1.6776in" svg:x="4.5681in" svg:y="0.1083in"><text:p/><draw:enhanced-geometry svg:viewBox="0 0 21600 21600" draw:type="rectangle" draw:enhanced-path="M 0 0 L 21600 0 21600 21600 0 21600 0 0 Z N"/></draw:custom-shape>test=srca opcode srcb</text:p>
      <text:p text:style-name="P12"/>
      <text:p text:style-name="P15"><draw:custom-shape text:anchor-type="paragraph" draw:z-index="17" draw:style-name="gr5" draw:text-style-name="P8" svg:width="0.3232in" svg:height="0.2606in" svg:x="1.7661in" svg:y="0.1508in"><text:p text:style-name="P2"><text:span text:style-name="T1">ir</text:span></text:p><draw:enhanced-geometry svg:viewBox="0 0 21600 21600" draw:type="rectangle" draw:enhanced-path="M 0 0 L 21600 0 21600 21600 0 21600 0 0 Z N"/></draw:custom-shape><draw:custom-shape text:anchor-type="paragraph" draw:z-index="18" draw:style-name="gr5" draw:text-style-name="P8" svg:width="0.4953in" svg:height="0.5106in" svg:x="3.1618in" svg:y="0.0244in"><text:p text:style-name="P2"><text:span text:style-name="T1">dec</text:span></text:p><draw:enhanced-geometry svg:viewBox="0 0 21600 21600" draw:type="rectangle" draw:enhanced-path="M 0 0 L 21600 0 21600 21600 0 21600 0 0 Z N"/></draw:custom-shape><draw:custom-shape text:anchor-type="paragraph" draw:z-index="20" draw:style-name="gr6" draw:text-style-name="P2" svg:width="0.0394in" svg:height="0.0394in" svg:x="3.6571in" svg:y="0.1311in"><text:p/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24" draw:style-name="gr7" draw:text-style-name="P2" svg:x1="3.6957in" svg:y1="0.148in" svg:x2="4.5677in" svg:y2="0.148in"><text:p/></draw:line>000 <text:s/>add <text:s text:c="73"/>br</text:p>
      <text:p text:style-name="P15"><draw:line text:anchor-type="paragraph" draw:z-index="19" draw:style-name="gr8" draw:text-style-name="P2" svg:x1="2.089in" svg:y1="0.1528in" svg:x2="3.1618in" svg:y2="0.1528in"><text:p/></draw:line><draw:custom-shape text:anchor-type="paragraph" draw:z-index="22" draw:style-name="gr6" draw:text-style-name="P2" svg:width="0.0394in" svg:height="0.0394in" svg:x="3.6571in" svg:y="0.1366in"><text:p/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29" draw:style-name="gr8" draw:text-style-name="P2" svg:x1="2.9508in" svg:y1="0.1063in" svg:x2="2.8571in" svg:y2="0.2in"><text:p/></draw:line><draw:line text:anchor-type="paragraph" draw:z-index="30" draw:style-name="gr8" draw:text-style-name="P2" svg:x1="2.6154in" svg:y1="0.1528in" svg:x2="2.6154in" svg:y2="1.0201in"><text:p/></draw:line>001 <text:s/>sub <text:s text:c="37"/><text:span text:style-name="T5">ir[31:30]</text:span> <text:s text:c="2"/><text:span text:style-name="T5">2</text:span> <text:s text:c="17"/>mem</text:p>
      <text:p text:style-name="P15"><draw:custom-shape text:anchor-type="paragraph" draw:z-index="21" draw:style-name="gr6" draw:text-style-name="P2" svg:width="0.0394in" svg:height="0.0394in" svg:x="3.6571in" svg:y="0.128in"><text:p/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27" draw:style-name="gr8" draw:text-style-name="P2" svg:x1="4.928in" svg:y1="0.0043in" svg:x2="5.6154in" svg:y2="0.0043in"><text:p/></draw:line>010 <text:s/>mult <text:s text:c="71"/>ALU</text:p>
      <text:p text:style-name="P15">011 <text:s/>di v</text:p>
      <text:p text:style-name="P15"><draw:line text:anchor-type="paragraph" draw:z-index="25" draw:style-name="gr7" draw:text-style-name="P2" svg:x1="3.6957in" svg:y1="-0.3354in" svg:x2="4.5677in" svg:y2="-0.3354in"><text:p/></draw:line><draw:line text:anchor-type="paragraph" draw:z-index="26" draw:style-name="gr7" draw:text-style-name="P2" svg:x1="3.6957in" svg:y1="-0.1799in" svg:x2="4.5677in" svg:y2="-0.1799in"><text:p/></draw:line>100 <text:s/>or</text:p>
      <text:p text:style-name="P15">101 <text:s/>xor</text:p>
      <text:p text:style-name="P15">110 <text:s/>and <text:s text:c="64"/>operand</text:p>
      <text:p text:style-name="P15"><draw:line text:anchor-type="paragraph" draw:z-index="31" draw:style-name="gr8" draw:text-style-name="P2" svg:x1="2.6154in" svg:y1="0.0492in" svg:x2="4.5681in" svg:y2="0.0492in"><text:p/></draw:line><draw:line text:anchor-type="paragraph" draw:z-index="32" draw:style-name="gr8" draw:text-style-name="P2" svg:x1="3.6929in" svg:y1="0.0181in" svg:x2="3.6201in" svg:y2="0.0909in"><text:p/></draw:line><draw:line text:anchor-type="paragraph" draw:z-index="33" draw:style-name="gr8" draw:text-style-name="P2" svg:x1="4.928in" svg:y1="0.0492in" svg:x2="5.9642in" svg:y2="0.0492in"><text:p/></draw:line><draw:line text:anchor-type="paragraph" draw:z-index="40" draw:style-name="gr8" draw:text-style-name="P2" svg:x1="5.1256in" svg:y1="0.0492in" svg:x2="5.1256in" svg:y2="0.4921in"><text:p/></draw:line><draw:custom-shape text:anchor-type="paragraph" draw:z-index="42" draw:style-name="gr4" draw:text-style-name="P2" svg:width="0.5114in" svg:height="0.215in" draw:transform="rotate (1.5707963267946) translate (6.37430555555556in 0.659722222222222in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46" draw:style-name="gr8" draw:text-style-name="P2" svg:x1="5.9638in" svg:y1="0.0492in" svg:x2="6.5004in" svg:y2="0.0492in"><text:p/></draw:line><draw:line text:anchor-type="paragraph" draw:z-index="47" draw:style-name="gr8" draw:text-style-name="P2" svg:x1="6.5008in" svg:y1="0.0492in" svg:x2="6.5008in" svg:y2="0.2157in"><text:p/></draw:line>111 <text:s/>nor</text:p>
      <text:p text:style-name="P15"><draw:custom-shape text:anchor-type="paragraph" draw:z-index="28" draw:style-name="gr4" draw:text-style-name="P2" svg:width="0.1205in" svg:height="0.1094in" svg:x="4.6929in" svg:y="0.0909in"><text:p/>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4" draw:style-name="gr4" draw:text-style-name="P2" svg:width="0.2921in" svg:height="0.4898in" svg:x="5.4071in" svg:y="0.0752in"><text:p/><draw:enhanced-geometry svg:viewBox="0 0 21600 21600" draw:type="rectangle" draw:enhanced-path="M 0 0 L 21600 0 21600 21600 0 21600 0 0 Z N"/></draw:custom-shape><draw:line text:anchor-type="paragraph" draw:z-index="35" draw:style-name="gr8" draw:text-style-name="P2" svg:x1="5.6984in" svg:y1="0.1307in" svg:x2="5.9173in" svg:y2="0.1307in"><text:p/></draw:line><draw:line text:anchor-type="paragraph" draw:z-index="44" draw:style-name="gr8" draw:text-style-name="P2" svg:x1="6.2717in" svg:y1="0.0909in" svg:x2="6.3744in" svg:y2="0.0909in"><text:p/></draw:line> <text:s text:c="4"/>? nand<text:tab/><text:tab/><text:tab/><text:tab/><text:tab/><text:tab/><text:tab/><text:tab/><text:tab/><text:tab/><text:tab/> <text:s text:c="4"/>0</text:p>
      <text:p text:style-name="P15"><draw:line text:anchor-type="paragraph" draw:z-index="36" draw:style-name="gr8" draw:text-style-name="P2" svg:x1="5.6984in" svg:y1="0.0575in" svg:x2="5.9173in" svg:y2="0.0575in"><text:p/></draw:line><draw:line text:anchor-type="paragraph" draw:z-index="43" draw:style-name="gr8" draw:text-style-name="P2" svg:x1="6.589in" svg:y1="0.0752in" svg:x2="6.7972in" svg:y2="0.0752in"><text:p/></draw:line> <text:s text:c="7"/>or</text:p>
      <text:p text:style-name="P15"><draw:line text:anchor-type="paragraph" draw:z-index="37" draw:style-name="gr8" draw:text-style-name="P2" svg:x1="5.6984in" svg:y1="0in" svg:x2="5.9118in" svg:y2="0in"><text:p/></draw:line><draw:line text:anchor-type="paragraph" draw:z-index="41" draw:style-name="gr8" draw:text-style-name="P2" svg:x1="5.1256in" svg:y1="0.0071in" svg:x2="5.4067in" svg:y2="0.0071in"><text:p/></draw:line><draw:line text:anchor-type="paragraph" draw:z-index="45" draw:style-name="gr8" draw:text-style-name="P2" svg:x1="6.261in" svg:y1="0.0744in" svg:x2="6.3744in" svg:y2="0.0744in"><text:p/></draw:line> <text:s text:c="7"/>m??<text:tab/><text:tab/><text:tab/><text:tab/><text:tab/><text:tab/><text:tab/><text:tab/><text:tab/><text:tab/><text:tab/> <text:s text:c="4"/>1</text:p>
      <text:p text:style-name="P12"><draw:line text:anchor-type="paragraph" draw:z-index="38" draw:style-name="gr8" draw:text-style-name="P2" svg:x1="5.6984in" svg:y1="-0.072in" svg:x2="5.9118in" svg:y2="-0.072in"><text:p/></draw:line><draw:line text:anchor-type="paragraph" draw:z-index="39" draw:style-name="gr8" draw:text-style-name="P2" svg:x1="5.6984in" svg:y1="0.022in" svg:x2="5.9118in" svg:y2="0.022in"><text:p/></draw:line></text:p>
      <text:p text:style-name="P12"/>
      <text:p text:style-name="P12"/>
      <text:p text:style-name="P12"><draw:custom-shape text:anchor-type="paragraph" draw:z-index="76" draw:style-name="gr9" draw:text-style-name="P2" svg:width="0.5051in" svg:height="0.1776in" draw:transform="rotate (1.5707963267946) translate (3.90625in 0.573611111111111in)"><text:p/><draw:enhanced-geometry svg:viewBox="0 0 21600 21600" draw:glue-points="10800 0 2160 10800 10800 21600 19440 10800" draw:text-areas="4350 0 17250 21600" draw:type="flowchart-manual-operation" draw:enhanced-path="M 0 0 L 21600 0 17250 21600 4350 21600 0 0 Z N"/></draw:custom-shape><draw:custom-shape text:anchor-type="paragraph" draw:z-index="81" draw:style-name="gr6" draw:text-style-name="P2" svg:width="0.1197in" svg:height="0.1197in" svg:x="3.5736in" svg:y="0.1244in"><text:p/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82" draw:style-name="gr10" draw:text-style-name="P2" svg:x1="3.3445in" svg:y1="0.0772in" svg:x2="3.5736in" svg:y2="0.1244in"><text:p/></draw:line>New <text:s text:c="5"/>decoder w shifter <text:s text:c="38"/>iscompl</text:p>
      <text:p text:style-name="P12"><draw:line text:anchor-type="paragraph" draw:z-index="68" draw:style-name="gr8" draw:text-style-name="P2" svg:x1="4.8339in" svg:y1="0.0209in" svg:x2="5.1618in" svg:y2="0.2862in"><text:p/></draw:line><draw:line text:anchor-type="paragraph" draw:z-index="72" draw:style-name="gr8" draw:text-style-name="P2" svg:x1="4.8339in" svg:y1="0.0209in" svg:x2="4.8339in" svg:y2="0.3437in"><text:p/></draw:line><draw:line text:anchor-type="paragraph" draw:z-index="79" draw:style-name="gr8" draw:text-style-name="P2" svg:x1="3.4429in" svg:y1="0.0417in" svg:x2="3.9063in" svg:y2="0.0417in"><text:p/></draw:line><draw:line text:anchor-type="paragraph" draw:z-index="80" draw:style-name="gr8" draw:text-style-name="P2" svg:x1="3.4429in" svg:y1="0.0417in" svg:x2="3.4429in" svg:y2="0.3335in"><text:p/></draw:line> <text:s text:c="13"/>wire [n-1:0] s; <text:s text:c="55"/>-n <text:s text:c="15"/>1</text:p>
      <text:p text:style-name="P12"><draw:line text:anchor-type="paragraph" draw:z-index="77" draw:style-name="gr8" draw:text-style-name="P2" svg:x1="4.0835in" svg:y1="0.0374in" svg:x2="4.8343in" svg:y2="0.0374in"><text:p/></draw:line> <text:s text:c="13"/>wire [2<text:span text:style-name="T3">n</text:span>-1:0] <text:s/>d=ib1&lt;&lt;s</text:p>
      <text:p text:style-name="P12"><draw:line text:anchor-type="paragraph" draw:z-index="69" draw:style-name="gr8" draw:text-style-name="P2" svg:x1="5.1618in" svg:y1="0.028in" svg:x2="5.1618in" svg:y2="0.3354in"><text:p/></draw:line><draw:line text:anchor-type="paragraph" draw:z-index="74" draw:style-name="gr8" draw:text-style-name="P2" svg:x1="4.8339in" svg:y1="0.0854in" svg:x2="4.9591in" svg:y2="0.2in"><text:p/></draw:line><draw:line text:anchor-type="paragraph" draw:z-index="78" draw:style-name="gr8" draw:text-style-name="P2" svg:x1="3.4429in" svg:y1="0.0752in" svg:x2="3.9063in" svg:y2="0.0752in"><text:p/></draw:line> <text:s text:c="92"/>n <text:s text:c="16"/>0</text:p>
      <text:p text:style-name="P12"><draw:line text:anchor-type="paragraph" draw:z-index="73" draw:style-name="gr8" draw:text-style-name="P2" svg:x1="4.9591in" svg:y1="0.0709in" svg:x2="4.8402in" svg:y2="0.1693in"><text:p/></draw:line><draw:line text:anchor-type="paragraph" draw:z-index="75" draw:style-name="gr8" draw:text-style-name="P2" svg:x1="5.1618in" svg:y1="0.0602in" svg:x2="5.5319in" svg:y2="0.0602in"><text:p/></draw:line><draw:line text:anchor-type="paragraph" draw:z-index="83" draw:style-name="gr8" draw:text-style-name="P2" svg:x1="3.9846in" svg:y1="0.0138in" svg:x2="3.9846in" svg:y2="0.2685in"><text:p/></draw:line> <text:s text:c="11"/><text:tab/><text:tab/><text:tab/><text:tab/><text:tab/><text:tab/><text:tab/><text:tab/><text:tab/><text:tab/> <text:s text:c="2"/>+</text:p>
      <text:p text:style-name="P12"><draw:line text:anchor-type="paragraph" draw:z-index="70" draw:style-name="gr8" draw:text-style-name="P2" svg:x1="5.1618in" svg:y1="0.0772in" svg:x2="4.8402in" svg:y2="0.3319in"><text:p/></draw:line><draw:line text:anchor-type="paragraph" draw:z-index="71" draw:style-name="gr8" draw:text-style-name="P2" svg:x1="4.8402in" svg:y1="0.3319in" svg:x2="4.8402in" svg:y2="0.0402in"><text:p/></draw:line>c <text:s text:c="11"/>char a=0, b=0, c=0, d=0;</text:p>
      <text:p text:style-name="P12"><text:s text:c="14"/>switch (d){ <text:s text:c="77"/>sub</text:p>
      <text:p text:style-name="P12"><text:s text:c="19"/>case 0: a=1;</text:p>
      <text:p text:style-name="P12"><text:s text:c="19"/>case 1: b=1</text:p>
      <text:p text:style-name="P12"><text:s text:c="19"/>case 2: c=1;</text:p>
      <text:p text:style-name="P12"><text:s text:c="14"/>} <text:s text:c="50"/>constants:</text:p>
      <text:p text:style-name="P12"><text:s text:c="71"/>stack, heap, ..??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custom-shape text:anchor-type="paragraph" draw:z-index="48" draw:style-name="gr4" draw:text-style-name="P2" svg:width="0.365in" svg:height="1.5315in" svg:x="1.0366in" svg:y="0.1689in"><text:p/><draw:enhanced-geometry svg:viewBox="0 0 21600 21600" draw:type="rectangle" draw:enhanced-path="M 0 0 L 21600 0 21600 21600 0 21600 0 0 Z N"/></draw:custom-shape><draw:line text:anchor-type="paragraph" draw:z-index="49" draw:style-name="gr11" draw:text-style-name="P2" svg:x1="0.5008in" svg:y1="0.3201in" svg:x2="1.037in" svg:y2="0.3201in"><text:p/></draw:line><draw:line text:anchor-type="paragraph" draw:z-index="50" draw:style-name="gr11" draw:text-style-name="P2" svg:x1="0.5008in" svg:y1="0.4811in" svg:x2="1.037in" svg:y2="0.4811in"><text:p/></draw:line><draw:line text:anchor-type="paragraph" draw:z-index="51" draw:style-name="gr11" draw:text-style-name="P2" svg:x1="0.5008in" svg:y1="0.648in" svg:x2="1.037in" svg:y2="0.648in"><text:p/></draw:line><draw:line text:anchor-type="paragraph" draw:z-index="52" draw:style-name="gr8" draw:text-style-name="P2" svg:x1="0.5264in" svg:y1="1.2846in" svg:x2="1.0366in" svg:y2="1.2846in"><text:p/></draw:line><draw:line text:anchor-type="paragraph" draw:z-index="53" draw:style-name="gr8" draw:text-style-name="P2" svg:x1="0.5264in" svg:y1="1.4016in" svg:x2="1.0366in" svg:y2="1.4016in"><text:p/></draw:line><draw:line text:anchor-type="paragraph" draw:z-index="54" draw:style-name="gr8" draw:text-style-name="P2" svg:x1="0.5264in" svg:y1="1.5516in" svg:x2="1.0366in" svg:y2="1.5516in"><text:p/></draw:line><draw:line text:anchor-type="paragraph" draw:z-index="55" draw:style-name="gr8" draw:text-style-name="P2" svg:x1="0.5264in" svg:y1="1.2846in" svg:x2="0.1201in" svg:y2="1.2846in"><text:p/></draw:line> <text:s text:c="13"/>pipeline</text:p>
      <text:p text:style-name="P12">br</text:p>
      <text:p text:style-name="P12"/>
      <text:p text:style-name="P12">mem </text:p>
      <text:p text:style-name="P12">alu</text:p>
      <text:p text:style-name="P12"/>
      <text:p text:style-name="P16"/>
      <text:p text:style-name="P16"/>
      <text:p text:style-name="P16"><text:s text:c="3"/></text:p>
      <text:p text:style-name="P16"><draw:line text:anchor-type="paragraph" draw:z-index="56" draw:style-name="gr8" draw:text-style-name="P2" svg:x1="0.5264in" svg:y1="0.3886in" svg:x2="0.5264in" svg:y2="0.122in"><text:p/></draw:line><draw:line text:anchor-type="paragraph" draw:z-index="57" draw:style-name="gr8" draw:text-style-name="P2" svg:x1="0.8697in" svg:y1="0.0846in" svg:x2="0.7917in" svg:y2="0.1626in"><text:p/></draw:line><draw:custom-shape text:anchor-type="paragraph" draw:z-index="60" draw:style-name="gr5" draw:text-style-name="P8" svg:width="0.448in" svg:height="0.3705in" svg:x="2.0201in" svg:y="0.0791in"><text:p text:style-name="P2"><text:span text:style-name="T1">RF</text:span></text:p><draw:enhanced-geometry svg:viewBox="0 0 21600 21600" draw:type="rectangle" draw:enhanced-path="M 0 0 L 21600 0 21600 21600 0 21600 0 0 Z N"/></draw:custom-shape><draw:custom-shape text:anchor-type="paragraph" draw:z-index="61" draw:style-name="gr4" draw:text-style-name="P8" svg:width="0.448in" svg:height="0.3705in" svg:x="2.8689in" svg:y="0.0772in"><text:p/><draw:enhanced-geometry svg:viewBox="0 0 21600 21600" draw:type="rectangle" draw:enhanced-path="M 0 0 L 21600 0 21600 21600 0 21600 0 0 Z N"/></draw:custom-shape><draw:line text:anchor-type="paragraph" draw:z-index="62" draw:style-name="gr8" draw:text-style-name="P2" svg:x1="1.4016in" svg:y1="0.1209in" svg:x2="2.0161in" svg:y2="0.1209in"><text:p/></draw:line><text:tab/> <text:s text:c="8"/>op <text:s/>a <text:s text:c="4"/>5</text:p>
      <text:p text:style-name="P16"><draw:line text:anchor-type="paragraph" draw:z-index="63" draw:style-name="gr8" draw:text-style-name="P2" svg:x1="1.4016in" svg:y1="0.1272in" svg:x2="2.0161in" svg:y2="0.1272in"><text:p/></draw:line><draw:line text:anchor-type="paragraph" draw:z-index="66" draw:style-name="gr8" draw:text-style-name="P2" svg:x1="2.4681in" svg:y1="0.0646in" svg:x2="2.8689in" svg:y2="0.0646in"><text:p/></draw:line> <text:s text:c="13"/><text:tab/> b <text:s text:c="4"/>5</text:p>
      <text:p text:style-name="P16"><draw:line text:anchor-type="paragraph" draw:z-index="58" draw:style-name="gr8" draw:text-style-name="P2" svg:x1="0.8697in" svg:y1="0.0846in" svg:x2="0.7917in" svg:y2="0.1626in"><text:p/></draw:line><draw:line text:anchor-type="paragraph" draw:z-index="59" draw:style-name="gr8" draw:text-style-name="P2" svg:x1="0.8697in" svg:y1="-0.0484in" svg:x2="0.7917in" svg:y2="0.0295in"><text:p/></draw:line><draw:line text:anchor-type="paragraph" draw:z-index="64" draw:style-name="gr8" draw:text-style-name="P2" svg:x1="0.9634in" svg:y1="0.2846in" svg:x2="0.9425in" svg:y2="0.2894in"><text:p/></draw:line><draw:line text:anchor-type="paragraph" draw:z-index="67" draw:style-name="gr8" draw:text-style-name="P2" svg:x1="2.4681in" svg:y1="0.0866in" svg:x2="2.8689in" svg:y2="0.0866in"><text:p/></draw:line><text:tab/> <text:s text:c="13"/>c <text:s text:c="4"/>5</text:p>
      <text:p text:style-name="P16"><draw:line text:anchor-type="paragraph" draw:z-index="65" draw:style-name="gr8" draw:text-style-name="P2" svg:x1="1.4016in" svg:y1="0.0201in" svg:x2="2.0161in" svg:y2="0.0201in"><text:p/></draw:lin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custom-shape text:anchor-type="paragraph" draw:z-index="84" draw:style-name="gr5" draw:text-style-name="P8" svg:width="0.5004in" svg:height="0.3177in" svg:x="2.3354in" svg:y="0.2217in"><text:p text:style-name="P2"><text:span text:style-name="T1">IF</text:span></text:p><draw:enhanced-geometry svg:viewBox="0 0 21600 21600" draw:type="rectangle" draw:enhanced-path="M 0 0 L 21600 0 21600 21600 0 21600 0 0 Z N"/></draw:custom-shape><draw:custom-shape text:anchor-type="paragraph" draw:z-index="85" draw:style-name="gr5" draw:text-style-name="P8" svg:width="0.5004in" svg:height="0.3177in" svg:x="2.3299in" svg:y="1.2429in"><text:p text:style-name="P2"><text:span text:style-name="T1">ID</text:span></text:p><draw:enhanced-geometry svg:viewBox="0 0 21600 21600" draw:type="rectangle" draw:enhanced-path="M 0 0 L 21600 0 21600 21600 0 21600 0 0 Z N"/></draw:custom-shape><draw:custom-shape text:anchor-type="paragraph" draw:z-index="86" draw:style-name="gr5" draw:text-style-name="P8" svg:width="0.5004in" svg:height="0.3177in" svg:x="2.3354in" svg:y="2.2575in"><text:p text:style-name="P2"><text:span text:style-name="T1">EX</text:span></text:p><draw:enhanced-geometry svg:viewBox="0 0 21600 21600" draw:type="rectangle" draw:enhanced-path="M 0 0 L 21600 0 21600 21600 0 21600 0 0 Z N"/></draw:custom-shape><draw:custom-shape text:anchor-type="paragraph" draw:z-index="87" draw:style-name="gr5" draw:text-style-name="P8" svg:width="0.5004in" svg:height="0.3177in" svg:x="2.3362in" svg:y="2.7846in"><text:p text:style-name="P2"><text:span text:style-name="T1">alu</text:span></text:p><draw:enhanced-geometry svg:viewBox="0 0 21600 21600" draw:type="rectangle" draw:enhanced-path="M 0 0 L 21600 0 21600 21600 0 21600 0 0 Z N"/></draw:custom-shape><draw:custom-shape text:anchor-type="paragraph" draw:z-index="88" draw:style-name="gr5" draw:text-style-name="P8" svg:width="0.5004in" svg:height="0.3177in" svg:x="2.3362in" svg:y="3.3102in"><text:p text:style-name="P2"><text:span text:style-name="T1">WB</text:span></text:p><draw:enhanced-geometry svg:viewBox="0 0 21600 21600" draw:type="rectangle" draw:enhanced-path="M 0 0 L 21600 0 21600 21600 0 21600 0 0 Z N"/></draw:custom-shape><draw:custom-shape text:anchor-type="paragraph" draw:z-index="89" draw:style-name="gr5" draw:text-style-name="P8" svg:width="0.4378in" svg:height="0.2768in" svg:x="2.361in" svg:y="0.7563in"><text:p text:style-name="P2"><text:span text:style-name="T1">decl</text:span></text:p><draw:enhanced-geometry svg:viewBox="0 0 21600 21600" draw:glue-points="10800 0 3160 3160 0 10800 3160 18440 10800 21600 18440 18440 21600 10800 18440 3160" draw:text-areas="3200 3200 18400 18400" draw:type="ellipse"/></draw:custom-shape><draw:custom-shape text:anchor-type="paragraph" draw:z-index="90" draw:style-name="gr5" draw:text-style-name="P8" svg:width="0.8441in" svg:height="0.1669in" svg:x="0.0917in" svg:y="0.5283in"><text:p text:style-name="P2"><text:span text:style-name="T1">op sa sb d</text:span></text:p><draw:enhanced-geometry svg:viewBox="0 0 21600 21600" draw:type="rectangle" draw:enhanced-path="M 0 0 L 21600 0 21600 21600 0 21600 0 0 Z N"/></draw:custom-shape><draw:line text:anchor-type="paragraph" draw:z-index="91" draw:style-name="gr8" draw:text-style-name="P2" svg:x1="0.3465in" svg:y1="0.5283in" svg:x2="0.3465in" svg:y2="0.6949in"><text:p/></draw:line><draw:line text:anchor-type="paragraph" draw:z-index="92" draw:style-name="gr8" draw:text-style-name="P2" svg:x1="0.5409in" svg:y1="0.5283in" svg:x2="0.5409in" svg:y2="0.6949in"><text:p/></draw:line><draw:line text:anchor-type="paragraph" draw:z-index="93" draw:style-name="gr8" draw:text-style-name="P2" svg:x1="0.7465in" svg:y1="0.5283in" svg:x2="0.7465in" svg:y2="0.6949in"><text:p/></draw:line><draw:line text:anchor-type="paragraph" draw:z-index="94" draw:style-name="gr12" draw:text-style-name="P2" svg:x1="2.5807in" svg:y1="0.539in" svg:x2="2.5807in" svg:y2="0.7472in"><text:p/></draw:line><draw:line text:anchor-type="paragraph" draw:z-index="95" draw:style-name="gr12" draw:text-style-name="P2" svg:x1="2.5807in" svg:y1="1.05in" svg:x2="2.5807in" svg:y2="1.2264in"><text:p/></draw:line><draw:line text:anchor-type="paragraph" draw:z-index="96" draw:style-name="gr8" draw:text-style-name="P2" svg:x1="0.6327in" svg:y1="0.6953in" svg:x2="0.6327in" svg:y2="0.8772in"><text:p/></draw:line><draw:line text:anchor-type="paragraph" draw:z-index="97" draw:style-name="gr12" draw:text-style-name="P2" svg:x1="0.6327in" svg:y1="0.8772in" svg:x2="2.361in" svg:y2="0.8772in"><text:p/></draw:line><draw:custom-shape text:anchor-type="paragraph" draw:z-index="98" draw:style-name="gr5" draw:text-style-name="P8" svg:width="0.4378in" svg:height="0.2768in" svg:x="2.3555in" svg:y="1.772in"><text:p text:style-name="P2"><text:span text:style-name="T1">RF</text:span></text:p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99" draw:style-name="gr12" draw:text-style-name="P2" svg:x1="2.5807in" svg:y1="1.5602in" svg:x2="2.5807in" svg:y2="1.7685in"><text:p/></draw:line><draw:line text:anchor-type="paragraph" draw:z-index="100" draw:style-name="gr12" draw:text-style-name="P2" svg:x1="2.5862in" svg:y1="2.0484in" svg:x2="2.5862in" svg:y2="2.2567in"><text:p/></draw:line><draw:custom-shape text:anchor-type="paragraph" draw:z-index="101" draw:style-name="gr5" draw:text-style-name="P8" svg:width="0.578in" svg:height="0.324in" svg:x="2.2992in" svg:y="3.8429in"><text:p text:style-name="P2"><text:span text:style-name="T1">wr back</text:span></text:p><draw:enhanced-geometry svg:viewBox="0 0 21600 21600" draw:glue-points="10800 0 3160 3160 0 10800 3160 18440 10800 21600 18440 18440 21600 10800 18440 3160" draw:text-areas="3200 3200 18400 18400" draw:type="ellipse"/></draw:custom-shape><draw:line text:anchor-type="paragraph" draw:z-index="102" draw:style-name="gr12" draw:text-style-name="P2" svg:x1="2.5909in" svg:y1="3.628in" svg:x2="2.5909in" svg:y2="3.8362in"><text:p/></draw:line><draw:custom-shape text:anchor-type="paragraph" draw:z-index="103" draw:style-name="gr5" draw:text-style-name="P8" svg:width="0.8441in" svg:height="0.1669in" svg:x="0.1335in" svg:y="2.5228in"><text:p text:style-name="P2"><text:span text:style-name="T1">op sa sb d</text:span></text:p><draw:enhanced-geometry svg:viewBox="0 0 21600 21600" draw:type="rectangle" draw:enhanced-path="M 0 0 L 21600 0 21600 21600 0 21600 0 0 Z N"/></draw:custom-shape><draw:line text:anchor-type="paragraph" draw:z-index="104" draw:style-name="gr8" draw:text-style-name="P2" svg:x1="0.3882in" svg:y1="2.5228in" svg:x2="0.3882in" svg:y2="2.6894in"><text:p/></draw:line><draw:line text:anchor-type="paragraph" draw:z-index="105" draw:style-name="gr8" draw:text-style-name="P2" svg:x1="0.5827in" svg:y1="2.5228in" svg:x2="0.5827in" svg:y2="2.6894in"><text:p/></draw:line><draw:line text:anchor-type="paragraph" draw:z-index="106" draw:style-name="gr8" draw:text-style-name="P2" svg:x1="0.7882in" svg:y1="2.5228in" svg:x2="0.7882in" svg:y2="2.6894in"><text:p/></draw:line><draw:custom-shape text:anchor-type="paragraph" draw:z-index="107" draw:style-name="gr5" draw:text-style-name="P8" svg:width="0.8441in" svg:height="0.1669in" svg:x="0.1228in" svg:y="1.5646in"><text:p text:style-name="P2"><text:span text:style-name="T1">op sa sb d</text:span></text:p><draw:enhanced-geometry svg:viewBox="0 0 21600 21600" draw:type="rectangle" draw:enhanced-path="M 0 0 L 21600 0 21600 21600 0 21600 0 0 Z N"/></draw:custom-shape><draw:line text:anchor-type="paragraph" draw:z-index="108" draw:style-name="gr8" draw:text-style-name="P2" svg:x1="0.378in" svg:y1="1.5646in" svg:x2="0.378in" svg:y2="1.7311in"><text:p/></draw:line><draw:line text:anchor-type="paragraph" draw:z-index="109" draw:style-name="gr8" draw:text-style-name="P2" svg:x1="0.572in" svg:y1="1.5646in" svg:x2="0.572in" svg:y2="1.7311in"><text:p/></draw:line><draw:line text:anchor-type="paragraph" draw:z-index="110" draw:style-name="gr8" draw:text-style-name="P2" svg:x1="0.778in" svg:y1="1.5646in" svg:x2="0.778in" svg:y2="1.7311in"><text:p/></draw:line><draw:custom-shape text:anchor-type="paragraph" draw:z-index="111" draw:style-name="gr5" draw:text-style-name="P8" svg:width="0.8441in" svg:height="0.1669in" svg:x="0.1327in" svg:y="3.2626in"><text:p text:style-name="P2"><text:span text:style-name="T1">op sa sb d</text:span></text:p><draw:enhanced-geometry svg:viewBox="0 0 21600 21600" draw:type="rectangle" draw:enhanced-path="M 0 0 L 21600 0 21600 21600 0 21600 0 0 Z N"/></draw:custom-shape><draw:line text:anchor-type="paragraph" draw:z-index="112" draw:style-name="gr8" draw:text-style-name="P2" svg:x1="0.3874in" svg:y1="3.2626in" svg:x2="0.3874in" svg:y2="3.4291in"><text:p/></draw:line><draw:line text:anchor-type="paragraph" draw:z-index="113" draw:style-name="gr8" draw:text-style-name="P2" svg:x1="0.5819in" svg:y1="3.2626in" svg:x2="0.5819in" svg:y2="3.4291in"><text:p/></draw:line><draw:line text:anchor-type="paragraph" draw:z-index="114" draw:style-name="gr8" draw:text-style-name="P2" svg:x1="0.7874in" svg:y1="3.2626in" svg:x2="0.7874in" svg:y2="3.4291in"><text:p/></draw:line><draw:line text:anchor-type="paragraph" draw:z-index="115" draw:style-name="gr8" draw:text-style-name="P2" svg:x1="0.4717in" svg:y1="1.7311in" svg:x2="0.4717in" svg:y2="1.9657in"><text:p/></draw:line><draw:line text:anchor-type="paragraph" draw:z-index="116" draw:style-name="gr8" draw:text-style-name="P2" svg:x1="0.6693in" svg:y1="1.7311in" svg:x2="0.6693in" svg:y2="1.8354in"><text:p/></draw:line><draw:line text:anchor-type="paragraph" draw:z-index="117" draw:style-name="gr12" draw:text-style-name="P2" svg:x1="0.6693in" svg:y1="1.8354in" svg:x2="2.3827in" svg:y2="1.8354in"><text:p/></draw:line><draw:line text:anchor-type="paragraph" draw:z-index="118" draw:style-name="gr12" draw:text-style-name="P2" svg:x1="0.4717in" svg:y1="1.9661in" svg:x2="2.3827in" svg:y2="1.9661in"><text:p/></draw:line><draw:line text:anchor-type="paragraph" draw:z-index="119" draw:style-name="gr8" draw:text-style-name="P2" svg:x1="0.2472in" svg:y1="2.6898in" svg:x2="0.2472in" svg:y2="2.95in"><text:p/></draw:line><draw:line text:anchor-type="paragraph" draw:z-index="120" draw:style-name="gr12" draw:text-style-name="P2" svg:x1="0.2472in" svg:y1="2.95in" svg:x2="2.3362in" svg:y2="2.95in"><text:p/></draw:line><draw:line text:anchor-type="paragraph" draw:z-index="121" draw:style-name="gr8" draw:text-style-name="P2" svg:x1="0.872in" svg:y1="3.4291in" svg:x2="0.872in" svg:y2="4.0126in"><text:p/></draw:line><draw:line text:anchor-type="paragraph" draw:z-index="122" draw:style-name="gr12" draw:text-style-name="P2" svg:x1="0.872in" svg:y1="4.0126in" svg:x2="2.2992in" svg:y2="4.0126in"><text:p/></draw:line><draw:line text:anchor-type="paragraph" draw:z-index="123" draw:style-name="gr8" draw:text-style-name="P2" svg:x1="2.8772in" svg:y1="4.0075in" svg:x2="3.4555in" svg:y2="4.0075in"><text:p/></draw:line><draw:line text:anchor-type="paragraph" draw:z-index="124" draw:style-name="gr8" draw:text-style-name="P2" svg:x1="3.4555in" svg:y1="4.0075in" svg:x2="3.4555in" svg:y2="1.9138in"><text:p/></draw:line><draw:line text:anchor-type="paragraph" draw:z-index="125" draw:style-name="gr12" draw:text-style-name="P2" svg:x1="3.4555in" svg:y1="1.9138in" svg:x2="2.7929in" svg:y2="1.9138in"><text:p/></draw:line><draw:line text:anchor-type="paragraph" draw:z-index="126" draw:style-name="gr12" draw:text-style-name="P2" svg:x1="2.5862in" svg:y1="2.5957in" svg:x2="2.5862in" svg:y2="2.8039in"><text:p/></draw:line><draw:line text:anchor-type="paragraph" draw:z-index="127" draw:style-name="gr12" draw:text-style-name="P2" svg:x1="2.5862in" svg:y1="3.1165in" svg:x2="2.5862in" svg:y2="3.3248in"><text:p/></draw:line><draw:line text:anchor-type="paragraph" draw:z-index="129" draw:style-name="gr8" draw:text-style-name="P2" svg:x1="4.6827in" svg:y1="0.5752in" svg:x2="4.6827in" svg:y2="0.7417in"><text:p/></draw:line><draw:line text:anchor-type="paragraph" draw:z-index="130" draw:style-name="gr8" draw:text-style-name="P2" svg:x1="5.0161in" svg:y1="0.5752in" svg:x2="5.0161in" svg:y2="0.7417in"><text:p/></draw:line><draw:line text:anchor-type="paragraph" draw:z-index="131" draw:style-name="gr8" draw:text-style-name="P2" svg:x1="5.3661in" svg:y1="0.5752in" svg:x2="5.3661in" svg:y2="0.7417in"><text:p/></draw:line> <text:s/></text:p>
      <text:p text:style-name="P17"/>
      <text:p text:style-name="P17"/>
      <text:p text:style-name="P17"><draw:custom-shape text:anchor-type="paragraph" draw:z-index="128" draw:style-name="gr5" draw:text-style-name="P8" svg:width="1.3433in" svg:height="0.1669in" svg:x="4.4181in" svg:y="0.1874in"><text:p text:style-name="P2"><text:span text:style-name="T1">op src0 src1 dest</text:span></text:p><draw:enhanced-geometry svg:viewBox="0 0 21600 21600" draw:type="rectangle" draw:enhanced-path="M 0 0 L 21600 0 21600 21600 0 21600 0 0 Z N"/></draw:custom-shape><draw:custom-shape text:anchor-type="paragraph" draw:z-index="132" draw:style-name="gr4" draw:text-style-name="P2" svg:width="0.4067in" svg:height="0.3543in" svg:x="4.4382in" svg:y="0.7236in"><text:p/><draw:enhanced-geometry svg:viewBox="0 0 21600 21600" draw:type="rectangle" draw:enhanced-path="M 0 0 L 21600 0 21600 21600 0 21600 0 0 Z N"/></draw:custom-shape><text:tab/><text:tab/><text:tab/><text:tab/><text:tab/><text:tab/><text:tab/><text:tab/> <text:s text:c="11"/>31 <text:s text:c="36"/>0</text:p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<text:tab/></text:p>
      <text:p text:style-name="P17"><draw:line text:anchor-type="paragraph" draw:z-index="133" draw:style-name="gr8" draw:text-style-name="P2" svg:x1="4.8445in" svg:y1="0.1272in" svg:x2="5.4902in" svg:y2="0.1272in"><text:p/></draw:line> <text:s text:c="12"/><text:tab/><text:tab/><text:tab/><text:tab/><text:tab/><text:tab/><text:tab/><text:tab/><text:tab/><text:tab/> <text:s text:c="7"/>add</text:p>
      <text:p text:style-name="P17"><draw:custom-shape text:anchor-type="paragraph" draw:z-index="134" draw:style-name="gr5" draw:text-style-name="P8" svg:width="1.0787in" svg:height="0.2189in" svg:x="4.4429in" svg:y="0.4965in"><text:p text:style-name="P2"><text:span text:style-name="T1">add <text:s text:c="17"/></text:span></text:p><draw:enhanced-geometry svg:viewBox="0 0 21600 21600" draw:type="rectangle" draw:enhanced-path="M 0 0 L 21600 0 21600 21600 0 21600 0 0 Z N"/></draw:custom-shape><draw:line text:anchor-type="paragraph" draw:z-index="135" draw:style-name="gr8" draw:text-style-name="P2" svg:x1="4.7453in" svg:y1="0.4965in" svg:x2="4.7453in" svg:y2="0.7154in"><text:p/></draw:line> <text:tab/><text:tab/><text:tab/><text:tab/><text:tab/><text:tab/><text:tab/><text:tab/><text:tab/><text:tab/> <text:s text:c="7"/>ALU</text:p>
      <text:p text:style-name="P17"/>
      <text:p text:style-name="P17"/>
      <text:p text:style-name="P17"/>
      <text:p text:style-name="P17"/>
      <text:p text:style-name="P17"/>
      <text:p text:style-name="P17"><text:tab/><text:tab/><text:tab/><text:tab/><text:tab/><text:tab/><text:tab/><text:tab/><text:tab/><text:tab/>add r<text:span text:style-name="T6">1</text:span> r<text:span text:style-name="T6">2</text:span> <text:s/>r<text:span text:style-name="T6">10</text:span></text:p>
      <text:p text:style-name="P18"/>
      <text:p text:style-name="P18"><draw:custom-shape text:anchor-type="paragraph" draw:z-index="136" draw:style-name="gr5" draw:text-style-name="P8" svg:width="0.5004in" svg:height="0.3177in" svg:x="4.4217in" svg:y="0.0827in"><text:p text:style-name="P2"><text:span text:style-name="T1">IF</text:span></text:p><draw:enhanced-geometry svg:viewBox="0 0 21600 21600" draw:type="rectangle" draw:enhanced-path="M 0 0 L 21600 0 21600 21600 0 21600 0 0 Z N"/></draw:custom-shape><draw:line text:anchor-type="paragraph" draw:z-index="137" draw:style-name="gr13" draw:text-style-name="P2" svg:x1="4.9217in" svg:y1="0.2362in" svg:x2="5.4697in" svg:y2="0.2362in"><text:p/></draw:line><text:tab/><text:tab/><text:tab/><text:tab/><text:tab/><text:tab/><text:tab/><text:tab/><text:tab/> </text:p>
      <text:p text:style-name="P18"/>
      <text:p text:style-name="P18"><draw:custom-shape text:anchor-type="paragraph" draw:z-index="138" draw:style-name="gr5" draw:text-style-name="P8" svg:width="0.5004in" svg:height="0.3177in" svg:x="4.4161in" svg:y="0.3425in"><text:p text:style-name="P2"><text:span text:style-name="T1">ID</text:span></text:p><draw:enhanced-geometry svg:viewBox="0 0 21600 21600" draw:type="rectangle" draw:enhanced-path="M 0 0 L 21600 0 21600 21600 0 21600 0 0 Z N"/></draw:custom-shape><draw:line text:anchor-type="paragraph" draw:z-index="139" draw:style-name="gr12" draw:text-style-name="P2" svg:x1="4.6673in" svg:y1="0.1417in" svg:x2="4.6673in" svg:y2="0.35in"><text:p/></draw:line><draw:line text:anchor-type="paragraph" draw:z-index="140" draw:style-name="gr13" draw:text-style-name="P2" svg:x1="4.9217in" svg:y1="0.4972in" svg:x2="5.4697in" svg:y2="0.4972in"><text:p/></draw:line><text:tab/><text:tab/><text:tab/> <text:tab/><text:tab/><text:tab/><text:tab/><text:tab/><text:tab/><text:tab/> <text:s text:c="7"/><text:span text:style-name="T4">Instruction Fetch (extrage field)</text:span></text:p>
      <text:p text:style-name="P17"/>
      <text:p text:style-name="P17"/>
      <text:p text:style-name="P17"/>
      <text:p text:style-name="Standard"><draw:custom-shape text:anchor-type="paragraph" draw:z-index="141" draw:style-name="gr5" draw:text-style-name="P8" svg:width="0.5004in" svg:height="0.3177in" svg:x="4.4146in" svg:y="0.3598in"><text:p text:style-name="P2"><text:span text:style-name="T1">EX</text:span></text:p><draw:enhanced-geometry svg:viewBox="0 0 21600 21600" draw:type="rectangle" draw:enhanced-path="M 0 0 L 21600 0 21600 21600 0 21600 0 0 Z N"/></draw:custom-shape><draw:line text:anchor-type="paragraph" draw:z-index="142" draw:style-name="gr12" draw:text-style-name="P2" svg:x1="4.6673in" svg:y1="0.1472in" svg:x2="4.6673in" svg:y2="0.3555in"><text:p/></draw:line><draw:custom-shape text:anchor-type="paragraph" draw:z-index="143" draw:style-name="gr5" draw:text-style-name="P8" svg:width="0.5004in" svg:height="0.3177in" svg:x="4.4181in" svg:y="0.9in"><text:p text:style-name="P2"><text:span text:style-name="T1">WB</text:span></text:p><draw:enhanced-geometry svg:viewBox="0 0 21600 21600" draw:type="rectangle" draw:enhanced-path="M 0 0 L 21600 0 21600 21600 0 21600 0 0 Z N"/></draw:custom-shape><draw:line text:anchor-type="paragraph" draw:z-index="144" draw:style-name="gr12" draw:text-style-name="P2" svg:x1="4.6673in" svg:y1="0.6862in" svg:x2="4.6673in" svg:y2="0.8945in"><text:p/></draw:line><draw:line text:anchor-type="paragraph" draw:z-index="148" draw:style-name="gr13" draw:text-style-name="P2" svg:x1="4.7811in" svg:y1="2.0366in" svg:x2="5.3291in" svg:y2="2.0366in"><text:p/></draw:line><draw:line text:anchor-type="paragraph" draw:z-index="149" draw:style-name="gr13" draw:text-style-name="P2" svg:x1="4.7811in" svg:y1="2.2008in" svg:x2="5.3291in" svg:y2="2.2008in"><text:p/></draw:line><draw:line text:anchor-type="paragraph" draw:z-index="150" draw:style-name="gr13" draw:text-style-name="P2" svg:x1="4.7811in" svg:y1="2.3807in" svg:x2="5.3291in" svg:y2="2.3807in"><text:p/></draw:line><draw:line text:anchor-type="paragraph" draw:z-index="151" draw:style-name="gr13" draw:text-style-name="P2" svg:x1="4.7811in" svg:y1="2.539in" svg:x2="5.3291in" svg:y2="2.539in"><text:p/></draw:line><draw:line text:anchor-type="paragraph" draw:z-index="152" draw:style-name="gr14" draw:text-style-name="P2" svg:x1="5.5811in" svg:y1="1.5201in" svg:x2="5.5811in" svg:y2="1.9299in"><text:p/></draw:line><draw:line text:anchor-type="paragraph" draw:z-index="153" draw:style-name="gr14" draw:text-style-name="P2" svg:x1="5.8591in" svg:y1="1.5201in" svg:x2="5.8591in" svg:y2="1.9299in"><text:p/></draw:line><text:tab/><text:tab/><text:tab/><text:tab/><text:tab/><text:tab/><text:tab/><text:tab/><text:tab/> <text:s text:c="11"/><text:span text:style-name="T7">Instruction Decode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01"/></text:p>
      <text:p text:style-name="P19"><text:s text:c="106"/>data_in_addr <text:s text:c="5"/>data_in</text:p>
      <text:p text:style-name="Standard"><text:s text:c="43"/>RF</text:p>
      <text:p text:style-name="Standard"><draw:custom-shape text:anchor-type="paragraph" draw:z-index="154" draw:style-name="gr9" draw:text-style-name="P2" svg:width="0.9276in" svg:height="0.8476in" svg:x="2.5756in" svg:y="0.0598in"><text:p/><draw:enhanced-geometry svg:viewBox="0 0 21600 21600" draw:type="rectangle" draw:enhanced-path="M 0 0 L 21600 0 21600 21600 0 21600 0 0 Z N"/></draw:custom-shape> </text:p>
      <text:p text:style-name="Standard"><draw:custom-shape text:anchor-type="paragraph" draw:z-index="145" draw:style-name="gr5" draw:text-style-name="P8" svg:width="0.8622in" svg:height="0.6713in" svg:x="5.3236in" svg:y="0.0244in"><text:p text:style-name="P2"><text:span text:style-name="T1">RF</text:span></text:p><draw:enhanced-geometry svg:viewBox="0 0 21600 21600" draw:type="rectangle" draw:enhanced-path="M 0 0 L 21600 0 21600 21600 0 21600 0 0 Z N"/></draw:custom-shape> <text:s text:c="52"/><text:span text:style-name="T7">r1</text:span> <text:s text:c="25"/><text:span text:style-name="T7">addr1 <text:s text:c="37"/>data1</text:span></text:p>
      <text:p text:style-name="P19"><draw:line text:anchor-type="paragraph" draw:z-index="146" draw:style-name="gr13" draw:text-style-name="P2" svg:x1="6.1791in" svg:y1="0.0043in" svg:x2="6.8598in" svg:y2="0.0043in"><text:p/></draw:line><draw:line text:anchor-type="paragraph" draw:z-index="156" draw:style-name="gr8" draw:text-style-name="P2" svg:x1="2.5756in" svg:y1="-0.1756in" svg:x2="3.5028in" svg:y2="-0.1756in"><text:p/></draw:line> <text:s text:c="11"/><text:tab/><text:tab/> <text:s text:c="10"/><text:tab/><text:tab/> <text:s text:c="7"/>r2<text:tab/><text:tab/><text:tab/> re1</text:p>
      <text:p text:style-name="P19"><draw:line text:anchor-type="paragraph" draw:z-index="147" draw:style-name="gr13" draw:text-style-name="P2" svg:x1="6.1846in" svg:y1="0.1598in" svg:x2="6.8756in" svg:y2="0.1598in"><text:p/></draw:line><draw:line text:anchor-type="paragraph" draw:z-index="157" draw:style-name="gr8" draw:text-style-name="P2" svg:x1="2.5756in" svg:y1="-0.1811in" svg:x2="3.5028in" svg:y2="-0.1811in"><text:p/></draw:line><draw:line text:anchor-type="paragraph" draw:z-index="158" draw:style-name="gr8" draw:text-style-name="P2" svg:x1="2.5756in" svg:y1="-0.0035in" svg:x2="3.5028in" svg:y2="-0.0035in"><text:p/></draw:line><text:tab/><text:tab/><text:tab/><text:tab/><text:tab/><text:tab/><text:tab/> <text:s text:c="19"/>addr2 <text:s text:c="37"/>data2</text:p>
      <text:p text:style-name="P19"><draw:line text:anchor-type="paragraph" draw:z-index="155" draw:style-name="gr8" draw:text-style-name="P2" svg:x1="2.5756in" svg:y1="-0.0035in" svg:x2="3.5028in" svg:y2="-0.0035in"><text:p/></draw:line><text:tab/><text:tab/><text:tab/><text:tab/><text:tab/> <text:s text:c="7"/>r10<text:tab/><text:tab/><text:tab/> re2</text:p>
      <text:p text:style-name="Standard"><text:tab/><text:tab/><text:tab/><text:tab/><text:tab/><text:tab/><text:tab/><text:tab/> <text:s text:c="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7-03-23T15:49:44</meta:creation-date>
    <dc:date>2007-03-23T15:55:48</dc:date>
    <dc:language>en-US</dc:language>
    <meta:editing-cycles>2</meta:editing-cycles>
    <meta:editing-duration>PT6M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83" meta:word-count="204" meta:character-count="2737"/>
  </office:meta>
</office:document-meta>
</file>